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97a" officeooo:paragraph-rsid="0008f97a"/>
    </style:style>
    <style:style style:name="P2" style:family="paragraph" style:parent-style-name="Standard">
      <style:text-properties officeooo:rsid="000aab2e" officeooo:paragraph-rsid="000aab2e"/>
    </style:style>
    <style:style style:name="P3" style:family="paragraph" style:parent-style-name="Standard" style:list-style-name="L1">
      <style:text-properties officeooo:rsid="0008f97a" officeooo:paragraph-rsid="0008f97a"/>
    </style:style>
    <style:style style:name="P4" style:family="paragraph" style:parent-style-name="Standard" style:list-style-name="L1">
      <style:text-properties officeooo:rsid="000e56c8" officeooo:paragraph-rsid="000e56c8"/>
    </style:style>
    <style:style style:name="P5" style:family="paragraph" style:parent-style-name="Standard" style:list-style-name="L1">
      <style:text-properties officeooo:rsid="0015b7ab" officeooo:paragraph-rsid="0015b7ab"/>
    </style:style>
    <style:style style:name="P6" style:family="paragraph" style:parent-style-name="Standard" style:list-style-name="L1">
      <style:text-properties officeooo:rsid="00149c01" officeooo:paragraph-rsid="00149c01"/>
    </style:style>
    <style:style style:name="P7" style:family="paragraph" style:parent-style-name="Standard" style:list-style-name="L1">
      <style:text-properties officeooo:rsid="000b3d80" officeooo:paragraph-rsid="000b3d80"/>
    </style:style>
    <style:style style:name="P8" style:family="paragraph" style:parent-style-name="Standard" style:list-style-name="L1">
      <style:text-properties officeooo:rsid="001462cc" officeooo:paragraph-rsid="001462cc"/>
    </style:style>
    <style:style style:name="P9" style:family="paragraph" style:parent-style-name="Standard" style:list-style-name="L1">
      <style:text-properties officeooo:rsid="0011db32" officeooo:paragraph-rsid="0011db32"/>
    </style:style>
    <style:style style:name="P10" style:family="paragraph" style:parent-style-name="Standard" style:list-style-name="L1">
      <style:text-properties officeooo:rsid="0019baee" officeooo:paragraph-rsid="0019baee"/>
    </style:style>
    <style:style style:name="P11" style:family="paragraph" style:parent-style-name="Standard" style:list-style-name="L1">
      <style:text-properties officeooo:rsid="00164c1e" officeooo:paragraph-rsid="00164c1e"/>
    </style:style>
    <style:style style:name="P12" style:family="paragraph" style:parent-style-name="Standard" style:list-style-name="L1">
      <style:text-properties officeooo:rsid="001b7c3a" officeooo:paragraph-rsid="001b7c3a"/>
    </style:style>
    <style:style style:name="P13" style:family="paragraph" style:parent-style-name="Standard" style:list-style-name="L1">
      <style:text-properties officeooo:rsid="001d7af0" officeooo:paragraph-rsid="001d7af0"/>
    </style:style>
    <style:style style:name="T1" style:family="text">
      <style:text-properties officeooo:rsid="0017bf24"/>
    </style:style>
    <style:style style:name="T2" style:family="text">
      <style:text-properties officeooo:rsid="000aab2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model</text:p>
      <text:p text:style-name="P1"><text:tab/><text:span text:style-name="T1">what is PDE</text:span></text:p>
      <text:p text:style-name="P1"><text:tab/><text:span text:style-name="T1">What is PDE with anal soln and no anal soln</text:span></text:p>
      <text:p text:style-name="P1"><text:tab/><text:span text:style-name="T1">w/ ex, what is difference between laplace and NSE</text:span></text:p>
      <text:p text:style-name="P1">Physics</text:p>
      <text:p text:style-name="P1">Numerics – <text:span text:style-name="T2">spatial, temporal, order of acc, CFL, dirichlet</text:span></text:p>
      <text:p text:style-name="P1"/>
      <text:p text:style-name="P2">Design decisions w/ justification/reasoning</text:p>
      <text:list text:style-name="L1">
        <text:list-item>
          <text:p text:style-name="P3">getting inputs</text:p>
          <text:list>
            <text:list-item>
              <text:p text:style-name="P4">config file</text:p>
              <text:list>
                <text:list-item>
                  <text:p text:style-name="P4">dict</text:p>
                  <text:p text:style-name="P4">ssss</text:p>
                </text:list-item>
              </text:list>
            </text:list-item>
          </text:list>
        </text:list-item>
        <text:list-item>
          <text:p text:style-name="P4">input-check</text:p>
          <text:list>
            <text:list-item>
              <text:p text:style-name="P4">dict</text:p>
              <text:list>
                <text:list-item>
                  <text:p text:style-name="P4">exlicit val schema</text:p>
                  <text:list>
                    <text:list-item>
                      <text:p text:style-name="P5">rule table</text:p>
                    </text:list-item>
                  </text:list>
                </text:list-item>
                <text:list-item>
                  <text:p text:style-name="P4">pydantic</text:p>
                </text:list-item>
                <text:list-item>
                  <text:p text:style-name="P4">library</text:p>
                </text:list-item>
              </text:list>
            </text:list-item>
            <text:list-item>
              <text:p text:style-name="P4">fn</text:p>
            </text:list-item>
            <text:list-item>
              <text:p text:style-name="P6">value errors and log warnings</text:p>
            </text:list-item>
          </text:list>
        </text:list-item>
        <text:list-item>
          <text:p text:style-name="P7">calcing derived params</text:p>
          <text:list>
            <text:list-item>
              <text:p text:style-name="P8">derived params dict</text:p>
            </text:list-item>
            <text:list-item>
              <text:p text:style-name="P5">storing derived values</text:p>
            </text:list-item>
          </text:list>
        </text:list-item>
        <text:list-item>
          <text:p text:style-name="P9">derived-check</text:p>
          <text:list>
            <text:list-item>
              <text:p text:style-name="P6">same as input-checks</text:p>
            </text:list-item>
          </text:list>
        </text:list-item>
        <text:list-item>
          <text:p text:style-name="P10">assembly</text:p>
          <text:list>
            <text:list-item>
              <text:p text:style-name="P10">dataclass, class, variable, object, class, instance, attribute</text:p>
            </text:list-item>
          </text:list>
        </text:list-item>
        <text:list-item>
          <text:p text:style-name="P11">init</text:p>
          <text:list>
            <text:list-item>
              <text:p text:style-name="P11">pre-init assembly</text:p>
              <text:list>
                <text:list-item>
                  <text:p text:style-name="P11">dataclass</text:p>
                </text:list-item>
                <text:list-item>
                  <text:p text:style-name="P11">freeze</text:p>
                </text:list-item>
              </text:list>
            </text:list-item>
            <text:list-item>
              <text:p text:style-name="P11">init</text:p>
            </text:list-item>
          </text:list>
        </text:list-item>
        <text:list-item>
          <text:p text:style-name="P7">solver</text:p>
          <text:list>
            <text:list-item>
              <text:p text:style-name="P12">loop</text:p>
              <text:list>
                <text:list-item>
                  <text:p text:style-name="P12">explanation</text:p>
                </text:list-item>
              </text:list>
            </text:list-item>
            <text:list-item>
              <text:p text:style-name="P12">vectorised</text:p>
              <text:list>
                <text:list-item>
                  <text:p text:style-name="P12">explanation</text:p>
                </text:list-item>
              </text:list>
            </text:list-item>
            <text:list-item>
              <text:p text:style-name="P12">difference</text:p>
              <text:list>
                <text:list-item>
                  <text:p text:style-name="P12">why vectorised&gt;loop?</text:p>
                </text:list-item>
              </text:list>
            </text:list-item>
          </text:list>
        </text:list-item>
        <text:list-item>
          <text:p text:style-name="P13">Viz</text:p>
          <text:list>
            <text:list-item>
              <text:p text:style-name="P13">“form follows function”</text:p>
              <text:list>
                <text:list-item>
                  <text:p text:style-name="P1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6:56:03.290389800</meta:creation-date>
    <dc:date>2026-02-21T08:05:05.546436200</dc:date>
    <meta:editing-duration>PT2H18M18S</meta:editing-duration>
    <meta:editing-cycles>10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41" meta:word-count="130" meta:character-count="756" meta:non-whitespace-character-count="695"/>
  </office:meta>
</office:document-meta>
</file>